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163.5pt"/>
    </style:style>
    <style:style style:name="co3" style:family="table-column">
      <style:table-column-properties fo:break-before="auto" style:column-width="219.06pt"/>
    </style:style>
    <style:style style:name="co4" style:family="table-column">
      <style:table-column-properties fo:break-before="auto" style:column-width="207.21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52.41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57.15pt"/>
    </style:style>
    <style:style style:name="co10" style:family="table-column">
      <style:table-column-properties fo:break-before="auto" style:column-width="51.5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53.21pt"/>
    </style:style>
    <style:style style:name="co13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background-color="#4f81bd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4f81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4f81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number-columns-repeated="1001" table:default-cell-style-name="Default"/>
        <table:table-row table:style-name="ro1">
          <table:table-cell table:style-name="ce1" office:value-type="string" calcext:value-type="string">
            <text:p>Code Rubrique</text:p>
          </table:table-cell>
          <table:table-cell table:style-name="ce5" office:value-type="string" calcext:value-type="string">
            <text:p>Rubrique</text:p>
          </table:table-cell>
          <table:table-cell table:style-name="ce9" office:value-type="string" calcext:value-type="string">
            <text:p>Code sous rubrique</text:p>
          </table:table-cell>
          <table:table-cell table:style-name="ce5" office:value-type="string" calcext:value-type="string">
            <text:p>Sous-Rubrique</text:p>
          </table:table-cell>
          <table:table-cell table:style-name="ce5" office:value-type="string" calcext:value-type="string">
            <text:p>Unité d’apprentissage </text:p>
          </table:table-cell>
          <table:table-cell table:style-name="ce10" office:value-type="string" calcext:value-type="string">
            <text:p>Vincent</text:p>
          </table:table-cell>
          <table:table-cell table:style-name="ce10" office:value-type="string" calcext:value-type="string">
            <text:p>Halimata</text:p>
          </table:table-cell>
          <table:table-cell table:style-name="ce10" office:value-type="string" calcext:value-type="string">
            <text:p>Morgan</text:p>
          </table:table-cell>
          <table:table-cell table:style-name="ce10" office:value-type="string" calcext:value-type="string">
            <text:p>Aurélie</text:p>
          </table:table-cell>
          <table:table-cell table:style-name="ce10" office:value-type="string" calcext:value-type="string">
            <text:p>Thomas</text:p>
          </table:table-cell>
          <table:table-cell table:style-name="ce10" office:value-type="string" calcext:value-type="string">
            <text:p>Yohann</text:p>
          </table:table-cell>
          <table:table-cell table:style-name="ce10" office:value-type="string" calcext:value-type="string">
            <text:p>Jeremy</text:p>
          </table:table-cell>
          <table:table-cell table:style-name="ce10" office:value-type="string" calcext:value-type="string">
            <text:p>Ellande</text:p>
          </table:table-cell>
          <table:table-cell table:style-name="ce10" office:value-type="string" calcext:value-type="string">
            <text:p>Mehdi</text:p>
          </table:table-cell>
          <table:table-cell table:style-name="ce10" office:value-type="string" calcext:value-type="string">
            <text:p>Erwan</text:p>
          </table:table-cell>
          <table:table-cell table:style-name="ce10" office:value-type="string" calcext:value-type="string">
            <text:p>Damien</text:p>
          </table:table-cell>
          <table:table-cell table:style-name="ce10" office:value-type="string" calcext:value-type="string">
            <text:p>Amaury</text:p>
          </table:table-cell>
          <table:table-cell table:style-name="ce10" office:value-type="string" calcext:value-type="string">
            <text:p>Paul</text:p>
          </table:table-cell>
          <table:table-cell table:style-name="ce10" office:value-type="string" calcext:value-type="string">
            <text:p>Xel</text:p>
          </table:table-cell>
          <table:table-cell table:style-name="ce10" office:value-type="string" calcext:value-type="string">
            <text:p>Julien</text:p>
          </table:table-cell>
          <table:table-cell table:style-name="ce10" office:value-type="string" calcext:value-type="string">
            <text:p>Guillaume</text:p>
          </table:table-cell>
          <table:table-cell table:style-name="ce10" office:value-type="string" calcext:value-type="string">
            <text:p>Claire</text:p>
          </table:table-cell>
          <table:table-cell table:style-name="ce10" office:value-type="string" calcext:value-type="string">
            <text:p>Anatole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6" office:value-type="string" calcext:value-type="string">
            <text:p>Python</text:p>
          </table:table-cell>
          <table:table-cell table:style-name="ce2" office:value-type="string" calcext:value-type="string">
            <text:p>C0</text:p>
          </table:table-cell>
          <table:table-cell table:style-name="ce6" office:value-type="string" calcext:value-type="string">
            <text:p>Fondamentaux (Core Library) </text:p>
          </table:table-cell>
          <table:table-cell table:style-name="ce6" office:value-type="string" calcext:value-type="string">
            <text:p>boucles et conditions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6" office:value-type="string" calcext:value-type="string">
            <text:p>Python</text:p>
          </table:table-cell>
          <table:table-cell table:style-name="ce2" office:value-type="string" calcext:value-type="string">
            <text:p>C0</text:p>
          </table:table-cell>
          <table:table-cell table:style-name="ce6" office:value-type="string" calcext:value-type="string">
            <text:p>Fondamentaux (Core Library) </text:p>
          </table:table-cell>
          <table:table-cell table:style-name="ce6" office:value-type="string" calcext:value-type="string">
            <text:p>Listes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6" office:value-type="string" calcext:value-type="string">
            <text:p>Python</text:p>
          </table:table-cell>
          <table:table-cell table:style-name="ce2" office:value-type="string" calcext:value-type="string">
            <text:p>C0</text:p>
          </table:table-cell>
          <table:table-cell table:style-name="ce6" office:value-type="string" calcext:value-type="string">
            <text:p>Fondamentaux (Core Library) </text:p>
          </table:table-cell>
          <table:table-cell table:style-name="ce6" office:value-type="string" calcext:value-type="string">
            <text:p>Dictionnaires 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1</text:p>
          </table:table-cell>
          <table:table-cell table:style-name="ce7" office:value-type="string" calcext:value-type="string">
            <text:p>Qualifier les données grâce à des outils d’analyse et de visualisation de données en vue de vérifier leur</text:p>
            <text:p>adéquation avec le projet </text:p>
          </table:table-cell>
          <table:table-cell table:style-name="ce7" office:value-type="string" calcext:value-type="string">
            <text:p>Identification des données</text:p>
            <text:p>nécessaires à l’intelligence</text:p>
            <text:p>artificielle, au projet et aux</text:p>
            <text:p>fonctionnalités 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1</text:p>
          </table:table-cell>
          <table:table-cell table:style-name="ce7" office:value-type="string" calcext:value-type="string">
            <text:p>Qualifier les données grâce à des outils d’analyse et de visualisation de données en vue de vérifier leur</text:p>
            <text:p>adéquation avec le projet </text:p>
          </table:table-cell>
          <table:table-cell table:style-name="ce7" office:value-type="string" calcext:value-type="string">
            <text:p>extraction, collecte et</text:p>
            <text:p>nettoyage des données* brutes</text:p>
            <text:p>disponibles, y compris des</text:p>
            <text:p>données déjà disponibles en</text:p>
            <text:p>base de données relationnelle</text:p>
            <text:p>ou non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1</text:p>
          </table:table-cell>
          <table:table-cell table:style-name="ce7" office:value-type="string" calcext:value-type="string">
            <text:p>Qualifier les données grâce à des outils d’analyse et de visualisation de données en vue de vérifier leur</text:p>
            <text:p>adéquation avec le projet </text:p>
          </table:table-cell>
          <table:table-cell table:style-name="ce7" office:value-type="string" calcext:value-type="string">
            <text:p>Encodage* des données au</text:p>
            <text:p>format adapté à l’aide de l'outil</text:p>
            <text:p>préalablement sélectionné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1</text:p>
          </table:table-cell>
          <table:table-cell table:style-name="ce7" office:value-type="string" calcext:value-type="string">
            <text:p>Qualifier les données grâce à des outils d’analyse et de visualisation de données en vue de vérifier leur</text:p>
            <text:p>adéquation avec le projet </text:p>
          </table:table-cell>
          <table:table-cell table:style-name="ce7" office:value-type="string" calcext:value-type="string">
            <text:p>analyse exploratoire des</text:p>
            <text:p>données brutes(à l’aide d’outils</text:p>
            <text:p>et de briques logicielles comme</text:p>
            <text:p>Pandas, R, Matplotlib, …)​  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1</text:p>
          </table:table-cell>
          <table:table-cell table:style-name="ce7" office:value-type="string" calcext:value-type="string">
            <text:p>Qualifier les données grâce à des outils d’analyse et de visualisation de données en vue de vérifier leur</text:p>
            <text:p>adéquation avec le projet </text:p>
          </table:table-cell>
          <table:table-cell table:style-name="ce7" office:value-type="string" calcext:value-type="string">
            <text:p>Restitution sous forme devisualisation des caractéristiquesprincipales du jeu de données (àl'aide d'outils comme Matplotlib,R, Dash…) 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Concevoir une base de données analytique avec l’approche orientée requêtes en vue de la mise à</text:p>
            <text:p>disposition des données pour un traitement analytique ou d’intelligence artificielle. </text:p>
          </table:table-cell>
          <table:table-cell table:style-name="ce7" office:value-type="string" calcext:value-type="string">
            <text:p>Définition de la stratégie de</text:p>
            <text:p>nettoyage des données brutes à</text:p>
            <text:p>partir des résultats de l’analyse</text:p>
            <text:p>exploratoire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Concevoir une base de données analytique avec l’approche orientée requêtes en vue de la mise à</text:p>
            <text:p>disposition des données pour un traitement analytique ou d’intelligence artificielle. </text:p>
          </table:table-cell>
          <table:table-cell table:style-name="ce7" office:value-type="string" calcext:value-type="string">
            <text:p>Modéliser les données avec</text:p>
            <text:p>l’approche orientée requêtes*​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Concevoir une base de données analytique avec l’approche orientée requêtes en vue de la mise à</text:p>
            <text:p>disposition des données pour un traitement analytique ou d’intelligence artificielle. </text:p>
          </table:table-cell>
          <table:table-cell table:style-name="ce7" office:value-type="string" calcext:value-type="string">
            <text:p>choix du système de gestion de</text:p>
            <text:p>base de données analytique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Concevoir une base de données analytique avec l’approche orientée requêtes en vue de la mise à</text:p>
            <text:p>disposition des données pour un traitement analytique ou d’intelligence artificielle. </text:p>
          </table:table-cell>
          <table:table-cell table:style-name="ce7" office:value-type="string" calcext:value-type="string">
            <text:p>mise place du système de</text:p>
            <text:p>gestion de base de données</text:p>
            <text:p>analytique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2</text:p>
          </table:table-cell>
          <table:table-cell table:style-name="ce7" office:value-type="string" calcext:value-type="string">
            <text:p>Concevoir une base de données analytique avec l’approche orientée requêtes en vue de la mise à</text:p>
            <text:p>disposition des données pour un traitement analytique ou d’intelligence artificielle. </text:p>
          </table:table-cell>
          <table:table-cell table:style-name="ce7" office:value-type="string" calcext:value-type="string">
            <text:p>configuration du système de</text:p>
            <text:p>gestion de base de données</text:p>
            <text:p>analytique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7" office:value-type="string" calcext:value-type="string">
            <text:p>Développer la gestion des données analytiques d’un projet d’application </text:p>
          </table:table-cell>
          <table:table-cell table:style-name="ce3" office:value-type="string" calcext:value-type="string">
            <text:p>C3</text:p>
          </table:table-cell>
          <table:table-cell table:style-name="ce7" office:value-type="string" calcext:value-type="string">
            <text:p>Programmer l’import de données initiales nécessaires au projet en base de données, afin de les rendre</text:p>
            <text:p>exploitables par un tiers, dans un langage de programmation adapté et à partir de la stratégie de nettoyage</text:p>
            <text:p>des données préalablement définie. </text:p>
          </table:table-cell>
          <table:table-cell table:style-name="ce7" office:value-type="string" calcext:value-type="string">
            <text:p>insertion des données de</text:p>
            <text:p>manière programmatique (script</text:p>
            <text:p>et/ou logiciel d’automatisation et/ou de tâche planifiée par</text:p>
            <text:p>exemple) </text:p>
            <text:p>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4</text:p>
          </table:table-cell>
          <table:table-cell table:style-name="ce6" office:value-type="string" calcext:value-type="string">
            <text:p>Préparer les données disponibles depuis la base de données analytiques en vue de leur utilisation par lesalgorithmes d’intelligence artificielle </text:p>
          </table:table-cell>
          <table:table-cell table:style-name="ce6" office:value-type="string" calcext:value-type="string">
            <text:p>Programmation de l’acquisition</text:p>
            <text:p>des données depuis le système</text:p>
            <text:p>de gestion de bases de données</text:p>
            <text:p>analytique 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4</text:p>
          </table:table-cell>
          <table:table-cell table:style-name="ce6" office:value-type="string" calcext:value-type="string">
            <text:p>Préparer les données disponibles depuis la base de données analytiques en vue de leur utilisation par lesalgorithmes d’intelligence artificielle </text:p>
          </table:table-cell>
          <table:table-cell table:style-name="ce6" office:value-type="string" calcext:value-type="string">
            <text:p>écriture du code permettant de</text:p>
            <text:p>préparer les données en</text:p>
            <text:p>fonction des besoins de</text:p>
            <text:p>l’algorithme d’intelligence</text:p>
            <text:p>artificielle : segmentation,</text:p>
            <text:p>augmentation, etc 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5</text:p>
          </table:table-cell>
          <table:table-cell table:style-name="ce6" office:value-type="string" calcext:value-type="string">
            <text:p>Concevoir le programme d’intelligence artificielle adapté aux données disponibles afin de répondre aux</text:p>
            <text:p>objectifs fonctionnels du projet, à l’aide des algorithmes, outils et méthodes standards, notamment de</text:p>
            <text:p>machine learning et de deep learning </text:p>
          </table:table-cell>
          <table:table-cell table:style-name="ce6" office:value-type="string" calcext:value-type="string">
            <text:p>Précision du besoin</text:p>
            <text:p>d’intelligence artificielle (NLP*​,</text:p>
            <text:p>classification d’images,</text:p>
            <text:p>prédiction temporelle, …)​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5</text:p>
          </table:table-cell>
          <table:table-cell table:style-name="ce6" office:value-type="string" calcext:value-type="string">
            <text:p>Concevoir le programme d’intelligence artificielle adapté aux données disponibles afin de répondre aux</text:p>
            <text:p>objectifs fonctionnels du projet, à l’aide des algorithmes, outils et méthodes standards, notamment de</text:p>
            <text:p>machine learning et de deep learning </text:p>
          </table:table-cell>
          <table:table-cell table:style-name="ce6" office:value-type="string" calcext:value-type="string">
            <text:p>sélection des algorithmes</text:p>
            <text:p>adaptés au besoin et aux</text:p>
            <text:p>données (régression linéaire,</text:p>
            <text:p>arbre de décision, K-Means*,</text:p>
            <text:p>Recurrent Neural Networks*, ...​)​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5</text:p>
          </table:table-cell>
          <table:table-cell table:style-name="ce6" office:value-type="string" calcext:value-type="string">
            <text:p>Concevoir le programme d’intelligence artificielle adapté aux données disponibles afin de répondre aux</text:p>
            <text:p>objectifs fonctionnels du projet, à l’aide des algorithmes, outils et méthodes standards, notamment de</text:p>
            <text:p>machine learning et de deep learning </text:p>
          </table:table-cell>
          <table:table-cell table:style-name="ce6" office:value-type="string" calcext:value-type="string">
            <text:p>identification de la méthode</text:p>
            <text:p>pour l'entraînement et/ou le</text:p>
            <text:p>surentraînement dans le cas d’un</text:p>
            <text:p>algorithme de machine learning*</text:p>
            <text:p>ou dedeep learning*​​​ 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5</text:p>
          </table:table-cell>
          <table:table-cell table:style-name="ce6" office:value-type="string" calcext:value-type="string">
            <text:p>Concevoir le programme d’intelligence artificielle adapté aux données disponibles afin de répondre aux</text:p>
            <text:p>objectifs fonctionnels du projet, à l’aide des algorithmes, outils et méthodes standards, notamment de</text:p>
            <text:p>machine learning et de deep learning </text:p>
          </table:table-cell>
          <table:table-cell table:style-name="ce6" office:value-type="string" calcext:value-type="string">
            <text:p>sélection des outils adaptés aubesoin des algorithmesd’intelligence artificielle (Keras,TensorFlow, PyTorch,Scikit-learn, …)​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6</text:p>
          </table:table-cell>
          <table:table-cell table:style-name="ce6" office:value-type="string" calcext:value-type="string">
            <text:p>Développer le programme d’intelligence artificielle selon les données du projet et les éléments de</text:p>
            <text:p>conception définis, en exploitant les algorithmes et les outils standards couramment utilisés dans le domaine. </text:p>
          </table:table-cell>
          <table:table-cell table:style-name="ce6" office:value-type="string" calcext:value-type="string">
            <text:p>Programmation de</text:p>
            <text:p>l’alimentation en données de</text:p>
            <text:p>l’intelligence artificielle (dans le</text:p>
            <text:p>cas dumachine learning​ :</text:p>
            <text:p>partitionnement,</text:p>
            <text:p>augmentation…)​ 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6</text:p>
          </table:table-cell>
          <table:table-cell table:style-name="ce6" office:value-type="string" calcext:value-type="string">
            <text:p>Développer le programme d’intelligence artificielle selon les données du projet et les éléments de</text:p>
            <text:p>conception définis, en exploitant les algorithmes et les outils standards couramment utilisés dans le domaine. </text:p>
          </table:table-cell>
          <table:table-cell table:style-name="ce6" office:value-type="string" calcext:value-type="string">
            <text:p>développement des</text:p>
            <text:p>composants de l’intelligence</text:p>
            <text:p>artificielle (modèle,</text:p>
            <text:p>entrainement…)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6</text:p>
          </table:table-cell>
          <table:table-cell table:style-name="ce6" office:value-type="string" calcext:value-type="string">
            <text:p>Développer le programme d’intelligence artificielle selon les données du projet et les éléments de</text:p>
            <text:p>conception définis, en exploitant les algorithmes et les outils standards couramment utilisés dans le domaine. </text:p>
          </table:table-cell>
          <table:table-cell table:style-name="ce6" office:value-type="string" calcext:value-type="string">
            <text:p>réalisation des tests de</text:p>
            <text:p>performance de l’intelligence</text:p>
            <text:p>artificielle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7</text:p>
          </table:table-cell>
          <table:table-cell table:style-name="ce6" office:value-type="string" calcext:value-type="string">
            <text:p>Développer l’interaction entre les fonctionnalités de l’application et l’intelligence artificielle dans le</text:p>
            <text:p>respect des objectifs visés et des bonnes pratiques du domaine. </text:p>
          </table:table-cell>
          <table:table-cell table:style-name="ce6" office:value-type="string" calcext:value-type="string">
            <text:p>Développement de</text:p>
            <text:p>l’interaction avec un algorithme</text:p>
            <text:p>ou un service d’intelligence</text:p>
            <text:p>artificielle(par exemple : une</text:p>
            <text:p>API exposant des services</text:p>
            <text:p>cognitifs, un modèle de machine</text:p>
            <text:p>learning ​ou deep learning</text:p>
            <text:p>préalablement conçu, …) en</text:p>
            <text:p>fonction des traitements visés,</text:p>
            <text:p>par exemple :</text:p>
            <text:p>- langage naturel</text:p>
            <text:p>- séries temporelles</text:p>
            <text:p>- vision par ordinateur,​ ​​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7</text:p>
          </table:table-cell>
          <table:table-cell table:style-name="ce6" office:value-type="string" calcext:value-type="string">
            <text:p>Développer l’interaction entre les fonctionnalités de l’application et l’intelligence artificielle dans le</text:p>
            <text:p>respect des objectifs visés et des bonnes pratiques du domaine. </text:p>
          </table:table-cell>
          <table:table-cell table:style-name="ce6" office:value-type="string" calcext:value-type="string">
            <text:p>développement des tests et du</text:p>
            <text:p>code correspondant à</text:p>
            <text:p>l’architecture retenue 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8</text:p>
          </table:table-cell>
          <table:table-cell table:style-name="ce6" office:value-type="string" calcext:value-type="string">
            <text:p>Modifier les paramètres et composants de l’intelligence artificielle afin d’ajuster aux objectifs du projet les</text:p>
            <text:p>capacités fonctionnelles de l’algorithme à l’aide de techniques d’optimisation. </text:p>
          </table:table-cell>
          <table:table-cell table:style-name="ce6" office:value-type="string" calcext:value-type="string">
            <text:p>Synthèse des indicateurs de</text:p>
            <text:p>performance fournis par les</text:p>
            <text:p>outils et les technologies utilisés</text:p>
            <text:p>pour le développement de</text:p>
            <text:p>l’intelligence artificielle 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8</text:p>
          </table:table-cell>
          <table:table-cell table:style-name="ce6" office:value-type="string" calcext:value-type="string">
            <text:p>Modifier les paramètres et composants de l’intelligence artificielle afin d’ajuster aux objectifs du projet les</text:p>
            <text:p>capacités fonctionnelles de l’algorithme à l’aide de techniques d’optimisation. </text:p>
          </table:table-cell>
          <table:table-cell table:style-name="ce6" office:value-type="string" calcext:value-type="string">
            <text:p>définition des modifications à</text:p>
            <text:p>apporter aux paramètres de</text:p>
            <text:p>l’algorithme d’intelligence</text:p>
            <text:p>artificielle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Développer un programme d’intelligence artificielle </text:p>
          </table:table-cell>
          <table:table-cell table:style-name="ce2" office:value-type="string" calcext:value-type="string">
            <text:p>C8</text:p>
          </table:table-cell>
          <table:table-cell table:style-name="ce6" office:value-type="string" calcext:value-type="string">
            <text:p>Modifier les paramètres et composants de l’intelligence artificielle afin d’ajuster aux objectifs du projet les</text:p>
            <text:p>capacités fonctionnelles de l’algorithme à l’aide de techniques d’optimisation. </text:p>
          </table:table-cell>
          <table:table-cell table:style-name="ce6" office:value-type="string" calcext:value-type="string">
            <text:p>intégration des améliorations </text:p>
          </table:table-cell>
          <table:table-cell table:number-columns-repeated="18"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9</text:p>
          </table:table-cell>
          <table:table-cell table:style-name="ce7" office:value-type="string" calcext:value-type="string">
            <text:p>Analyser un besoin en développement d’application mettant en oeuvre des techniques d'intelligence</text:p>
            <text:p>artificielle afin de produire les éléments de réponses techniques </text:p>
          </table:table-cell>
          <table:table-cell table:style-name="ce7" office:value-type="string" calcext:value-type="string">
            <text:p>Formalisation des</text:p>
            <text:p>spécifications fonctionnelles</text:p>
            <text:p>attendues : rédaction des</text:p>
            <text:p>spécifications, schéma</text:p>
            <text:p>fonctionnel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9</text:p>
          </table:table-cell>
          <table:table-cell table:style-name="ce7" office:value-type="string" calcext:value-type="string">
            <text:p>Analyser un besoin en développement d’application mettant en oeuvre des techniques d'intelligence</text:p>
            <text:p>artificielle afin de produire les éléments de réponses techniques </text:p>
          </table:table-cell>
          <table:table-cell table:style-name="ce7" office:value-type="string" calcext:value-type="string">
            <text:p>conception de l’architecture de l’application (n-tiers*,serverless​*, micro-service*​,model-vue-controller​*, …)​​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9</text:p>
          </table:table-cell>
          <table:table-cell table:style-name="ce7" office:value-type="string" calcext:value-type="string">
            <text:p>Analyser un besoin en développement d’application mettant en oeuvre des techniques d'intelligence</text:p>
            <text:p>artificielle afin de produire les éléments de réponses techniques </text:p>
          </table:table-cell>
          <table:table-cell table:style-name="ce7" office:value-type="string" calcext:value-type="string">
            <text:p>choix des outils et langages de</text:p>
            <text:p>programmation (Python, Java,</text:p>
            <text:p>Node.js, PHP, React, Dash...)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9</text:p>
          </table:table-cell>
          <table:table-cell table:style-name="ce7" office:value-type="string" calcext:value-type="string">
            <text:p>Analyser un besoin en développement d’application mettant en oeuvre des techniques d'intelligence</text:p>
            <text:p>artificielle afin de produire les éléments de réponses techniques </text:p>
          </table:table-cell>
          <table:table-cell table:style-name="ce7" office:value-type="string" calcext:value-type="string">
            <text:p>choix de la méthode de gestion</text:p>
            <text:p>de projet (cycle en V*, Scrum*​,</text:p>
            <text:p>…)​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0</text:p>
          </table:table-cell>
          <table:table-cell table:style-name="ce7" office:value-type="string" calcext:value-type="string">
            <text:p>Concevoir une base de données relationnelle à l’aide de méthodes standards de modélisation de</text:p>
            <text:p>données. </text:p>
          </table:table-cell>
          <table:table-cell table:style-name="ce7" office:value-type="string" calcext:value-type="string">
            <text:p>définition du modèle</text:p>
            <text:p>relationnel de données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0</text:p>
          </table:table-cell>
          <table:table-cell table:style-name="ce7" office:value-type="string" calcext:value-type="string">
            <text:p>Concevoir une base de données relationnelle à l’aide de méthodes standards de modélisation de</text:p>
            <text:p>données. </text:p>
          </table:table-cell>
          <table:table-cell table:style-name="ce7" office:value-type="string" calcext:value-type="string">
            <text:p>choix du système de gestion de</text:p>
            <text:p>base de données relationnelle</text:p>
            <text:p>adapté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0</text:p>
          </table:table-cell>
          <table:table-cell table:style-name="ce7" office:value-type="string" calcext:value-type="string">
            <text:p>Concevoir une base de données relationnelle à l’aide de méthodes standards de modélisation de</text:p>
            <text:p>données. </text:p>
          </table:table-cell>
          <table:table-cell table:style-name="ce7" office:value-type="string" calcext:value-type="string">
            <text:p>mise place du système de</text:p>
            <text:p>gestion de base de données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0</text:p>
          </table:table-cell>
          <table:table-cell table:style-name="ce7" office:value-type="string" calcext:value-type="string">
            <text:p>Concevoir une base de données relationnelle à l’aide de méthodes standards de modélisation de</text:p>
            <text:p>données. </text:p>
          </table:table-cell>
          <table:table-cell table:style-name="ce7" office:value-type="string" calcext:value-type="string">
            <text:p>configuration du système de</text:p>
            <text:p>gestion de base de données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1</text:p>
          </table:table-cell>
          <table:table-cell table:style-name="ce7" office:value-type="string" calcext:value-type="string">
            <text:p>Développer les requêtes et les composants d'accès aux données dans un langage adapté afin de</text:p>
            <text:p>persister et mettre à jour les données issues de l’application en base de données. </text:p>
          </table:table-cell>
          <table:table-cell table:style-name="ce7" office:value-type="string" calcext:value-type="string">
            <text:p>Programmer les requêtes pour</text:p>
            <text:p>la récupération des données (Par</text:p>
            <text:p>exemple en SQL ou via une</text:p>
            <text:p>couche d’abstraction d’un ORM*</text:p>
            <text:p>par exemple)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1</text:p>
          </table:table-cell>
          <table:table-cell table:style-name="ce7" office:value-type="string" calcext:value-type="string">
            <text:p>Développer les requêtes et les composants d'accès aux données dans un langage adapté afin de</text:p>
            <text:p>persister et mettre à jour les données issues de l’application en base de données. </text:p>
          </table:table-cell>
          <table:table-cell table:style-name="ce7" office:value-type="string" calcext:value-type="string">
            <text:p>Développement des</text:p>
            <text:p>composants d’accès aux</text:p>
            <text:p>données dans l’application (au</text:p>
            <text:p>travers de modèles par exemple,</text:p>
            <text:p>dans le cadre d’une architecture</text:p>
            <text:p>MVC)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2</text:p>
          </table:table-cell>
          <table:table-cell table:style-name="ce7" office:value-type="string" calcext:value-type="string">
            <text:p>Développer le back-end de l’application d’intelligence artificielle dans le respect des spécifications</text:p>
            <text:p>fonctionnelles et des bonnes pratiques du domaine. </text:p>
          </table:table-cell>
          <table:table-cell table:style-name="ce7" office:value-type="string" calcext:value-type="string">
            <text:p>Développement des composants serveurs (calculs spécifiques, fonctionnalités métier, email, monitoring, …)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2</text:p>
          </table:table-cell>
          <table:table-cell table:style-name="ce7" office:value-type="string" calcext:value-type="string">
            <text:p>Développer le back-end de l’application d’intelligence artificielle dans le respect des spécifications</text:p>
            <text:p>fonctionnelles et des bonnes pratiques du domaine. </text:p>
          </table:table-cell>
          <table:table-cell table:style-name="ce7" office:value-type="string" calcext:value-type="string">
            <text:p>intégration de services tiers</text:p>
            <text:p>distants utiles et nécessaires</text:p>
            <text:p>(API, FTP, …)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2</text:p>
          </table:table-cell>
          <table:table-cell table:style-name="ce7" office:value-type="string" calcext:value-type="string">
            <text:p>Développer le back-end de l’application d’intelligence artificielle dans le respect des spécifications</text:p>
            <text:p>fonctionnelles et des bonnes pratiques du domaine. </text:p>
          </table:table-cell>
          <table:table-cell table:style-name="ce7" office:value-type="string" calcext:value-type="string">
            <text:p>Sécurisation de la liaison entre</text:p>
            <text:p>le client et le back-end*​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2</text:p>
          </table:table-cell>
          <table:table-cell table:style-name="ce7" office:value-type="string" calcext:value-type="string">
            <text:p>Développer le back-end de l’application d’intelligence artificielle dans le respect des spécifications</text:p>
            <text:p>fonctionnelles et des bonnes pratiques du domaine. </text:p>
          </table:table-cell>
          <table:table-cell table:style-name="ce7" office:value-type="string" calcext:value-type="string">
            <text:p>Gestion des droits et des accès</text:p>
            <text:p>à l’application (authentification,</text:p>
            <text:p>permissions, groupes, …)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2</text:p>
          </table:table-cell>
          <table:table-cell table:style-name="ce7" office:value-type="string" calcext:value-type="string">
            <text:p>Développer le back-end de l’application d’intelligence artificielle dans le respect des spécifications</text:p>
            <text:p>fonctionnelles et des bonnes pratiques du domaine. </text:p>
          </table:table-cell>
          <table:table-cell table:style-name="ce7" office:value-type="string" calcext:value-type="string">
            <text:p>intégration des composants d’accès aux données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2</text:p>
          </table:table-cell>
          <table:table-cell table:style-name="ce7" office:value-type="string" calcext:value-type="string">
            <text:p>Développer le back-end de l’application d’intelligence artificielle dans le respect des spécifications</text:p>
            <text:p>fonctionnelles et des bonnes pratiques du domaine. </text:p>
          </table:table-cell>
          <table:table-cell table:style-name="ce7" office:value-type="string" calcext:value-type="string">
            <text:p>intégration des tests</text:p>
            <text:p>automatisés (par exemple</text:p>
            <text:p>unitaires, fonctionnels, …)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3</text:p>
          </table:table-cell>
          <table:table-cell table:style-name="ce7" office:value-type="string" calcext:value-type="string">
            <text:p>Développer le front-end de l’ application d’intelligence artificielle à partir de maquettes et du parcours</text:p>
            <text:p>utilisateur⋅rice, dans le respect des objectifs visés et des bonnes pratiques du domaine. </text:p>
          </table:table-cell>
          <table:table-cell table:style-name="ce7" office:value-type="string" calcext:value-type="string">
            <text:p>Intégration des contenus des</text:p>
            <text:p>interfaces (textes, images, mise</text:p>
            <text:p>en page, …)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3</text:p>
          </table:table-cell>
          <table:table-cell table:style-name="ce7" office:value-type="string" calcext:value-type="string">
            <text:p>Développer le front-end de l’ application d’intelligence artificielle à partir de maquettes et du parcours</text:p>
            <text:p>utilisateur⋅rice, dans le respect des objectifs visés et des bonnes pratiques du domaine. </text:p>
          </table:table-cell>
          <table:table-cell table:style-name="ce7" office:value-type="string" calcext:value-type="string">
            <text:p>développement des</text:p>
            <text:p>fonctionnalités front-end​ (par</text:p>
            <text:p>exemple des animations,</text:p>
            <text:p>validations, interactions avec des</text:p>
            <text:p>APIs et services tiers​ 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2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4</text:p>
          </table:table-cell>
          <table:table-cell table:style-name="ce7" office:value-type="string" calcext:value-type="string">
            <text:p>Améliorer l’application d’intelligence artificielle en développant une évolution fonctionnelle pour</text:p>
            <text:p>répondre à un besoin exprimé par un client ou un utilisateur. </text:p>
          </table:table-cell>
          <table:table-cell table:style-name="ce7" office:value-type="string" calcext:value-type="string">
            <text:p>estimation de la charge</text:p>
            <text:p>d’intégration d’un besoin</text:p>
            <text:p>d’évolution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4</text:p>
          </table:table-cell>
          <table:table-cell table:style-name="ce7" office:value-type="string" calcext:value-type="string">
            <text:p>Améliorer l’application d’intelligence artificielle en développant une évolution fonctionnelle pour</text:p>
            <text:p>répondre à un besoin exprimé par un client ou un utilisateur. </text:p>
          </table:table-cell>
          <table:table-cell table:style-name="ce7" office:value-type="string" calcext:value-type="string">
            <text:p>développement d’évolutions</text:p>
            <text:p>fonctionnelles à une application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4</text:p>
          </table:table-cell>
          <table:table-cell table:style-name="ce7" office:value-type="string" calcext:value-type="string">
            <text:p>Améliorer l’application d’intelligence artificielle en développant une évolution fonctionnelle pour</text:p>
            <text:p>répondre à un besoin exprimé par un client ou un utilisateur. </text:p>
          </table:table-cell>
          <table:table-cell table:style-name="ce7" office:value-type="string" calcext:value-type="string">
            <text:p>définition des tests de</text:p>
            <text:p>régression qui feront partie d’un</text:p>
            <text:p>« socle critique » sur les</text:p>
            <text:p>fonctionnalités principales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4</text:p>
          </table:table-cell>
          <table:table-cell table:style-name="ce7" office:value-type="string" calcext:value-type="string">
            <text:p>Améliorer l’application d’intelligence artificielle en développant une évolution fonctionnelle pour</text:p>
            <text:p>répondre à un besoin exprimé par un client ou un utilisateur. </text:p>
          </table:table-cell>
          <table:table-cell table:style-name="ce7" office:value-type="string" calcext:value-type="string">
            <text:p>programmation de tests de</text:p>
            <text:p>régression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5</text:p>
          </table:table-cell>
          <table:table-cell table:style-name="ce7" office:value-type="string" calcext:value-type="string">
            <text:p>Maintenir l’application d’intelligence artificielle à l’aide des techniques de monitorage afin de détecter et</text:p>
            <text:p>corriger les éventuels dysfonctionnements </text:p>
          </table:table-cell>
          <table:table-cell table:style-name="ce7" office:value-type="string" calcext:value-type="string">
            <text:p>Définition du monitorage</text:p>
            <text:p>nécessaire de l’application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5</text:p>
          </table:table-cell>
          <table:table-cell table:style-name="ce7" office:value-type="string" calcext:value-type="string">
            <text:p>Maintenir l’application d’intelligence artificielle à l’aide des techniques de monitorage afin de détecter et</text:p>
            <text:p>corriger les éventuels dysfonctionnements </text:p>
          </table:table-cell>
          <table:table-cell table:style-name="ce7" office:value-type="string" calcext:value-type="string">
            <text:p>définition des indicateurs</text:p>
            <text:p>d’analyse de la journalisation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5</text:p>
          </table:table-cell>
          <table:table-cell table:style-name="ce7" office:value-type="string" calcext:value-type="string">
            <text:p>Maintenir l’application d’intelligence artificielle à l’aide des techniques de monitorage afin de détecter et</text:p>
            <text:p>corriger les éventuels dysfonctionnements </text:p>
          </table:table-cell>
          <table:table-cell table:style-name="ce7" office:value-type="string" calcext:value-type="string">
            <text:p>intégration du monitorage :</text:p>
            <text:p>journalisation, temps réel…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5</text:p>
          </table:table-cell>
          <table:table-cell table:style-name="ce7" office:value-type="string" calcext:value-type="string">
            <text:p>Maintenir l’application d’intelligence artificielle à l’aide des techniques de monitorage afin de détecter et</text:p>
            <text:p>corriger les éventuels dysfonctionnements </text:p>
          </table:table-cell>
          <table:table-cell table:style-name="ce7" office:value-type="string" calcext:value-type="string">
            <text:p>intégration d’alertes (e-mail,</text:p>
            <text:p>push…) en fonction des</text:p>
            <text:p>indicateurs </text:p>
          </table:table-cell>
          <table:table-cell table:number-columns-repeated="18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3</text:p>
          </table:table-cell>
          <table:table-cell table:style-name="ce7" office:value-type="string" calcext:value-type="string">
            <text:p>Développer une application d’intelligence artificielle </text:p>
          </table:table-cell>
          <table:table-cell table:style-name="ce3" office:value-type="string" calcext:value-type="string">
            <text:p>C15</text:p>
          </table:table-cell>
          <table:table-cell table:style-name="ce7" office:value-type="string" calcext:value-type="string">
            <text:p>Maintenir l’application d’intelligence artificielle à l’aide des techniques de monitorage afin de détecter et</text:p>
            <text:p>corriger les éventuels dysfonctionnements </text:p>
          </table:table-cell>
          <table:table-cell table:style-name="ce7" office:value-type="string" calcext:value-type="string">
            <text:p>application de correctifs dans le</text:p>
            <text:p>cadre de la résolution de bogues</text:p>
            <text:p>techniques et/ou fonctionnels 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4"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6</text:p>
          </table:table-cell>
          <table:table-cell table:style-name="ce8" office:value-type="string" calcext:value-type="string">
            <text:p>Planifier les actions du projet à l’aide d’un outil adapté afin de prévoir la complétion du projet dans les</text:p>
            <text:p>temps impartis. </text:p>
          </table:table-cell>
          <table:table-cell table:style-name="ce8" office:value-type="string" calcext:value-type="string">
            <text:p>Identification des actions à</text:p>
            <text:p>mettre en oeuvre 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4"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6</text:p>
          </table:table-cell>
          <table:table-cell table:style-name="ce8" office:value-type="string" calcext:value-type="string">
            <text:p>Planifier les actions du projet à l’aide d’un outil adapté afin de prévoir la complétion du projet dans les</text:p>
            <text:p>temps impartis. </text:p>
          </table:table-cell>
          <table:table-cell table:style-name="ce8" office:value-type="string" calcext:value-type="string">
            <text:p>Maîtrise de la durée de ces</text:p>
            <text:p>actions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4"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6</text:p>
          </table:table-cell>
          <table:table-cell table:style-name="ce8" office:value-type="string" calcext:value-type="string">
            <text:p>Planifier les actions du projet à l’aide d’un outil adapté afin de prévoir la complétion du projet dans les</text:p>
            <text:p>temps impartis. </text:p>
          </table:table-cell>
          <table:table-cell table:style-name="ce8" office:value-type="string" calcext:value-type="string">
            <text:p>Détermination des ressources</text:p>
            <text:p>requises 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4"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6</text:p>
          </table:table-cell>
          <table:table-cell table:style-name="ce8" office:value-type="string" calcext:value-type="string">
            <text:p>Planifier les actions du projet à l’aide d’un outil adapté afin de prévoir la complétion du projet dans les</text:p>
            <text:p>temps impartis. </text:p>
          </table:table-cell>
          <table:table-cell table:style-name="ce8" office:value-type="string" calcext:value-type="string">
            <text:p>ordonnancement de ces actions</text:p>
            <text:p>grâce à un outil adapté 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7</text:p>
          </table:table-cell>
          <table:table-cell table:style-name="ce8" office:value-type="string" calcext:value-type="string">
            <text:p>Concevoir un système de veille technologique permettant de collecter, classifier et analyser l’information</text:p>
            <text:p>afin d’améliorer la prise de décisions techniques. </text:p>
          </table:table-cell>
          <table:table-cell table:style-name="ce8" office:value-type="string" calcext:value-type="string">
            <text:p>Sélection des sources</text:p>
            <text:p>d’information pertinentes et</text:p>
            <text:p>état de l’art en français et</text:p>
            <text:p>anglais </text:p>
          </table:table-cell>
          <table:table-cell table:number-columns-repeated="18"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7</text:p>
          </table:table-cell>
          <table:table-cell table:style-name="ce8" office:value-type="string" calcext:value-type="string">
            <text:p>Concevoir un système de veille technologique permettant de collecter, classifier et analyser l’information</text:p>
            <text:p>afin d’améliorer la prise de décisions techniques. </text:p>
          </table:table-cell>
          <table:table-cell table:style-name="ce8" office:value-type="string" calcext:value-type="string">
            <text:p>collecte des</text:p>
            <text:p>données/informations liées aux</text:p>
            <text:p>problématiques rencontrées par</text:p>
            <text:p>l’organisation (évolutions ou</text:p>
            <text:p>émergences de nouvelles</text:p>
            <text:p>techniques...) </text:p>
          </table:table-cell>
          <table:table-cell table:number-columns-repeated="18"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7</text:p>
          </table:table-cell>
          <table:table-cell table:style-name="ce8" office:value-type="string" calcext:value-type="string">
            <text:p>Concevoir un système de veille technologique permettant de collecter, classifier et analyser l’information</text:p>
            <text:p>afin d’améliorer la prise de décisions techniques. </text:p>
          </table:table-cell>
          <table:table-cell table:style-name="ce8" office:value-type="string" calcext:value-type="string">
            <text:p>analyse des informations</text:p>
            <text:p>collectées. </text:p>
          </table:table-cell>
          <table:table-cell table:number-columns-repeated="18" table:style-name="ce13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8</text:p>
          </table:table-cell>
          <table:table-cell table:style-name="ce8" office:value-type="string" calcext:value-type="string">
            <text:p>Communiquer avec les parties prenantes afin de rendre compte de l'avancement du projet en mettant en</text:p>
            <text:p>oeuvre les canaux de communication nécessaires. </text:p>
          </table:table-cell>
          <table:table-cell table:style-name="ce8" office:value-type="string" calcext:value-type="string">
            <text:p>Production d’un document</text:p>
            <text:p>ressource qui rend compte de</text:p>
            <text:p>l'avancement du projet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A4</text:p>
          </table:table-cell>
          <table:table-cell table:style-name="ce8" office:value-type="string" calcext:value-type="string">
            <text:p>Gérer un projet de développement d’application </text:p>
          </table:table-cell>
          <table:table-cell table:style-name="ce4" office:value-type="string" calcext:value-type="string">
            <text:p>C18</text:p>
          </table:table-cell>
          <table:table-cell table:style-name="ce8" office:value-type="string" calcext:value-type="string">
            <text:p>Communiquer avec les parties prenantes afin de rendre compte de l'avancement du projet en mettant en</text:p>
            <text:p>oeuvre les canaux de communication nécessaires. </text:p>
          </table:table-cell>
          <table:table-cell table:style-name="ce8" office:value-type="string" calcext:value-type="string">
            <text:p>échanges réguliers avec les</text:p>
            <text:p>différent.e.s interlocuteur.rice.s :</text:p>
            <text:p>collaborateur.rice.s, client.e.s,</text:p>
            <text:p>manager.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1"/>
        </table:table-row>
        <table:table-row table:style-name="ro2" table:number-rows-repeated="555"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12" table:number-columns-repeated="18"/>
          <table:table-cell table:number-columns-repeated="1001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94" meta:object-count="0"/>
    <meta:generator>LibreOfficeDev/6.0.5.2$Linux_X86_64 LibreOffice_project/</meta:generator>
  </office:meta>
</office:document-meta>
</file>